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3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642cm"/>
    </style:style>
    <style:style style:name="co4" style:family="table-column">
      <style:table-column-properties fo:break-before="auto" style:column-width="2.73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2.542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342cm" fo:break-before="auto" style:use-optimal-row-height="true"/>
    </style:style>
    <style:style style:name="ro3" style:family="table-row">
      <style:table-row-properties style:row-height="0.6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101cm"/>
    </style:style>
    <style:style style:name="ce2" style:family="table-cell" style:parent-style-name="Default">
      <style:table-cell-properties style:text-align-source="fix" style:repeat-content="false" fo:wrap-option="wrap" fo:padding="0.101cm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padding="0.101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b515" style:text-align-source="fix" style:repeat-content="false" fo:border="0.002cm solid #000000" fo:padding="0.101cm"/>
      <style:paragraph-properties fo:text-align="end" fo:margin-left="0cm"/>
    </style:style>
    <style:style style:name="ce6" style:family="table-cell" style:parent-style-name="Default">
      <style:table-cell-properties fo:background-color="#ff6633" style:text-align-source="fix" style:repeat-content="false" fo:border="0.002cm solid #000000" fo:padding="0.101cm"/>
      <style:paragraph-properties fo:text-align="end" fo:margin-left="0cm"/>
    </style:style>
    <style:style style:name="ce7" style:family="table-cell" style:parent-style-name="Default">
      <style:table-cell-properties fo:padding="0.152cm"/>
    </style:style>
    <style:style style:name="ce8" style:family="table-cell" style:parent-style-name="Default">
      <style:table-cell-properties fo:background-color="#ff6633" fo:border="0.002cm solid #000000" fo:padding="0.101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fo:padding="0.101cm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padding="0.152cm"/>
      <style:paragraph-properties fo:text-align="center" fo:margin-left="0cm"/>
    </style:style>
    <style:style style:name="ce11" style:family="table-cell" style:parent-style-name="Default">
      <style:table-cell-properties fo:background-color="#cccccc"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#cccccc" style:text-align-source="fix" style:repeat-content="false" fo:border="0.002cm solid #000000" fo:padding="0.101cm"/>
      <style:paragraph-properties fo:text-align="end" fo:margin-left="0cm"/>
    </style:style>
    <style:style style:name="ce13" style:family="table-cell" style:parent-style-name="Default" style:data-style-name="N107">
      <style:table-cell-properties fo:background-color="#cccccc" fo:border="0.002cm solid #000000" fo:padding="0.101cm"/>
    </style:style>
    <style:style style:name="ce14" style:family="table-cell" style:parent-style-name="Default">
      <style:table-cell-properties style:text-align-source="fix" style:repeat-content="false" fo:padding="0.101cm"/>
      <style:paragraph-properties fo:text-align="end" fo:margin-left="0cm"/>
    </style:style>
    <style:style style:name="ce15" style:family="table-cell" style:parent-style-name="Default">
      <style:table-cell-properties fo:background-color="#cccccc" style:text-align-source="fix" style:repeat-content="false" fo:border="0.002cm solid #000000" fo:padding="0.101cm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padding="0.152cm"/>
      <style:paragraph-properties fo:text-align="end" fo:margin-left="0cm"/>
    </style:style>
    <style:style style:name="ce17" style:family="table-cell" style:parent-style-name="Default" style:data-style-name="N107">
      <style:table-cell-properties fo:padding="0.101cm"/>
    </style:style>
    <style:style style:name="ce18" style:family="table-cell" style:parent-style-name="Default" style:data-style-name="N107">
      <style:table-cell-properties fo:background-color="#cccccc" style:text-align-source="fix" style:repeat-content="false" fo:wrap-option="wrap" fo:border="0.002cm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7">
      <style:table-cell-properties fo:padding="0.152cm"/>
    </style:style>
    <style:style style:name="ce20" style:family="table-cell" style:parent-style-name="Default">
      <style:table-cell-properties style:text-align-source="fix" style:repeat-content="false" fo:wrap-option="wrap" fo:border="0.002cm solid #000000" fo:padding="0.101cm"/>
      <style:paragraph-properties fo:text-align="center" fo:margin-left="0cm"/>
      <style:text-properties fo:font-weight="bold"/>
    </style:style>
    <style:style style:name="ce21" style:family="table-cell" style:parent-style-name="Default" style:data-style-name="N107">
      <style:table-cell-properties fo:border="0.002cm solid #000000" fo:padding="0.101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24" style:family="table-cell" style:parent-style-name="Default">
      <style:table-cell-properties fo:background-color="#b3b3b3" style:text-align-source="fix" style:repeat-content="false" fo:border="0.002cm solid #000000"/>
      <style:paragraph-properties fo:text-align="end" fo:margin-left="0cm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6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B Experiment" table:style-name="ta1" table:print-ranges="'PB Experiment'.A2:'PB Experiment'.U8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7"/>
        <table:table-column table:style-name="co3" table:number-columns-repeated="2" table:default-cell-style-name="ce7"/>
        <table:table-column table:style-name="co2" table:default-cell-style-name="ce7"/>
        <table:table-column table:style-name="co4" table:default-cell-style-name="ce7"/>
        <table:table-column table:style-name="co2" table:number-columns-repeated="6" table:default-cell-style-name="ce7"/>
        <table:table-column table:style-name="co2" table:default-cell-style-name="ce10"/>
        <table:table-column table:style-name="co2" table:default-cell-style-name="ce7"/>
        <table:table-column table:style-name="co2" table:default-cell-style-name="ce16"/>
        <table:table-column table:style-name="co5" table:default-cell-style-name="ce19"/>
        <table:table-column table:style-name="co2" table:default-cell-style-name="Default"/>
        <table:table-column table:style-name="co6" table:default-cell-style-name="Default"/>
        <table:table-column table:style-name="co2" table:default-cell-style-name="ce22"/>
        <table:table-column table:style-name="co5" table:default-cell-style-name="ce22"/>
        <table:table-column table:style-name="co2" table:number-columns-repeated="999" table:default-cell-style-name="Default"/>
        <table:table-row table:style-name="ro1">
          <table:table-cell table:style-name="ce1" table:number-columns-repeated="13"/>
          <table:table-cell table:style-name="ce3"/>
          <table:table-cell table:style-name="ce1"/>
          <table:table-cell table:style-name="ce14"/>
          <table:table-cell table:style-name="ce17"/>
          <table:table-cell table:style-name="ce1" table:number-columns-repeated="2"/>
          <table:table-cell table:number-columns-repeated="1001"/>
        </table:table-row>
        <table:table-row table:style-name="ro2">
          <table:table-cell table:style-name="ce2"/>
          <table:table-cell table:style-name="ce4" office:value-type="string">
            <text:p>Subjects</text:p>
          </table:table-cell>
          <table:table-cell table:style-name="ce4" office:value-type="string">
            <text:p>Roles</text:p>
          </table:table-cell>
          <table:table-cell table:style-name="ce4" office:value-type="string">
            <text:p>Role Relationships</text:p>
          </table:table-cell>
          <table:table-cell table:style-name="ce4" office:value-type="string">
            <text:p>Role Memberships (Grants)</text:p>
          </table:table-cell>
          <table:table-cell table:style-name="ce4" office:value-type="string">
            <text:p>Temporal Intervals</text:p>
          </table:table-cell>
          <table:table-cell table:style-name="ce4" office:value-type="string">
            <text:p>Interval Relationships</text:p>
          </table:table-cell>
          <table:table-cell table:style-name="ce4" office:value-type="string">
            <text:p>XML Documents</text:p>
          </table:table-cell>
          <table:table-cell table:style-name="ce4" office:value-type="string">
            <text:p>Avg. XPaths</text:p>
          </table:table-cell>
          <table:table-cell table:style-name="ce4" office:value-type="string">
            <text:p>Variable Rules</text:p>
          </table:table-cell>
          <table:table-cell table:style-name="ce4" office:value-type="string">
            <text:p>Normal Rules</text:p>
          </table:table-cell>
          <table:table-cell table:style-name="ce4" office:value-type="string">
            <text:p>Positive Body</text:p>
          </table:table-cell>
          <table:table-cell table:style-name="ce4" office:value-type="string">
            <text:p>Negative Body</text:p>
          </table:table-cell>
          <table:table-cell table:style-name="ce4" office:value-type="string">
            <text:p>|pb|</text:p>
          </table:table-cell>
          <table:table-cell table:style-name="ce11" office:value-type="string">
            <text:p>Grounding (ms)</text:p>
          </table:table-cell>
          <table:table-cell table:style-name="ce11" office:value-type="string">
            <text:p>|pb'|</text:p>
          </table:table-cell>
          <table:table-cell table:style-name="ce18" office:value-type="string">
            <text:p>Computation (ms)</text:p>
          </table:table-cell>
          <table:table-cell table:style-name="ce20" office:value-type="string">
            <text:p>Grounding (seconds)</text:p>
          </table:table-cell>
          <table:table-cell table:style-name="ce20" office:value-type="string">
            <text:p>Computation (seconds)</text:p>
          </table:table-cell>
          <table:table-cell table:style-name="ce20" office:value-type="string">
            <text:p>Ground File Size (mb)</text:p>
          </table:table-cell>
          <table:table-cell table:style-name="ce20" office:value-type="string">
            <text:p>Answerset File Size (kb)</text:p>
          </table:table-cell>
          <table:table-cell table:style-name="ce25" table:number-columns-repeated="99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1~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formula="of:=[.B3]+[.C3]+[.D3]+[.E3]+[.F3]+[.G3]+[.H3]+[.J3]+[.K3]" office:value-type="float" office:value="62">
            <text:p>62</text:p>
          </table:table-cell>
          <table:table-cell table:style-name="ce12" office:value-type="float" office:value="562.32">
            <text:p>562.320</text:p>
          </table:table-cell>
          <table:table-cell table:style-name="ce15" office:value-type="float" office:value="191076">
            <text:p>191076</text:p>
          </table:table-cell>
          <table:table-cell table:style-name="ce12" office:value-type="float" office:value="370.498">
            <text:p>370.498</text:p>
          </table:table-cell>
          <table:table-cell table:style-name="ce21" table:formula="of:=[.O3]/1000" office:value-type="float" office:value="0.56232">
            <text:p>0.562</text:p>
          </table:table-cell>
          <table:table-cell table:style-name="ce21" table:formula="of:=[.Q3]/1000" office:value-type="float" office:value="0.370498">
            <text:p>0.370</text:p>
          </table:table-cell>
          <table:table-cell table:style-name="ce23" office:value-type="float" office:value="2.9">
            <text:p>2.9</text:p>
          </table:table-cell>
          <table:table-cell table:style-name="ce23" office:value-type="float" office:value="4.8">
            <text:p>4.8</text:p>
          </table:table-cell>
          <table:table-cell table:number-columns-repeated="99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1~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formula="of:=[.B4]+[.C4]+[.D4]+[.E4]+[.F4]+[.G4]+[.H4]+[.J4]+[.K4]" office:value-type="float" office:value="124">
            <text:p>124</text:p>
          </table:table-cell>
          <table:table-cell table:style-name="ce12" office:value-type="float" office:value="1378.991">
            <text:p>1378.991</text:p>
          </table:table-cell>
          <table:table-cell table:style-name="ce15" office:value-type="float" office:value="450628">
            <text:p>450628</text:p>
          </table:table-cell>
          <table:table-cell table:style-name="ce12" office:value-type="float" office:value="610.717">
            <text:p>610.717</text:p>
          </table:table-cell>
          <table:table-cell table:style-name="ce21" table:formula="of:=[.O4]/1000" office:value-type="float" office:value="1.378991">
            <text:p>1.379</text:p>
          </table:table-cell>
          <table:table-cell table:style-name="ce21" table:formula="of:=[.Q4]/1000" office:value-type="float" office:value="0.610717">
            <text:p>0.611</text:p>
          </table:table-cell>
          <table:table-cell table:style-name="ce23" office:value-type="float" office:value="6.9">
            <text:p>6.9</text:p>
          </table:table-cell>
          <table:table-cell table:style-name="ce23" office:value-type="float" office:value="15.4">
            <text:p>15.4</text:p>
          </table:table-cell>
          <table:table-cell table:number-columns-repeated="99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1~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formula="of:=[.B5]+[.C5]+[.D5]+[.E5]+[.F5]+[.G5]+([.H5]*2)+[.J5]+[.K5]" office:value-type="float" office:value="248">
            <text:p>248</text:p>
          </table:table-cell>
          <table:table-cell table:style-name="ce12" office:value-type="float" office:value="3819.591">
            <text:p>3819.591</text:p>
          </table:table-cell>
          <table:table-cell table:style-name="ce15" office:value-type="float" office:value="1052721">
            <text:p>1052721</text:p>
          </table:table-cell>
          <table:table-cell table:style-name="ce12" office:value-type="float" office:value="3225.424">
            <text:p>3225.424</text:p>
          </table:table-cell>
          <table:table-cell table:style-name="ce21" table:formula="of:=[.O5]/1000" office:value-type="float" office:value="3.819591">
            <text:p>3.820</text:p>
          </table:table-cell>
          <table:table-cell table:style-name="ce21" table:formula="of:=[.Q5]/1000" office:value-type="float" office:value="3.225424">
            <text:p>3.225</text:p>
          </table:table-cell>
          <table:table-cell table:style-name="ce23" office:value-type="float" office:value="17.1">
            <text:p>17.1</text:p>
          </table:table-cell>
          <table:table-cell table:style-name="ce23" office:value-type="float" office:value="46.7">
            <text:p>46.7</text:p>
          </table:table-cell>
          <table:table-cell table:number-columns-repeated="99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5~1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9" table:formula="of:=[.B6]+[.C6]+[.D6]+[.E6]+[.F6]+[.G6]+([.H6]*10)+[.J6]+[.K6]" office:value-type="float" office:value="500">
            <text:p>500</text:p>
          </table:table-cell>
          <table:table-cell table:style-name="ce12" office:value-type="float" office:value="11268.466">
            <text:p>11268.466</text:p>
          </table:table-cell>
          <table:table-cell table:style-name="ce15" office:value-type="float" office:value="1821562">
            <text:p>1821562</text:p>
          </table:table-cell>
          <table:table-cell table:style-name="ce12" office:value-type="float" office:value="6974.225">
            <text:p>6974.225</text:p>
          </table:table-cell>
          <table:table-cell table:style-name="ce21" table:formula="of:=[.O6]/1000" office:value-type="float" office:value="11.268466">
            <text:p>11.268</text:p>
          </table:table-cell>
          <table:table-cell table:style-name="ce21" table:formula="of:=[.Q6]/1000" office:value-type="float" office:value="6.974225">
            <text:p>6.974</text:p>
          </table:table-cell>
          <table:table-cell table:style-name="ce23" office:value-type="float" office:value="30.9">
            <text:p>30.9</text:p>
          </table:table-cell>
          <table:table-cell table:style-name="ce23" office:value-type="float" office:value="88.6">
            <text:p>88.6</text:p>
          </table:table-cell>
          <table:table-cell table:number-columns-repeated="99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1~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9" table:formula="of:=[.B7]+[.C7]+[.D7]+[.E7]+[.F7]+[.G7]+([.H7]*5)+[.J7]+[.K7]" office:value-type="float" office:value="285">
            <text:p>285</text:p>
          </table:table-cell>
          <table:table-cell table:style-name="ce13" office:value-type="float" office:value="35985.414">
            <text:p>35985.414</text:p>
          </table:table-cell>
          <table:table-cell table:style-name="ce15" office:value-type="float" office:value="11914877">
            <text:p>11914877</text:p>
          </table:table-cell>
          <table:table-cell table:style-name="ce13" office:value-type="float" office:value="12033.386">
            <text:p>12033.386</text:p>
          </table:table-cell>
          <table:table-cell table:style-name="ce21" table:formula="of:=[.O7]/1000" office:value-type="float" office:value="35.985414">
            <text:p>35.985</text:p>
          </table:table-cell>
          <table:table-cell table:style-name="ce21" table:formula="of:=[.Q7]/1000" office:value-type="float" office:value="12.033386">
            <text:p>12.033</text:p>
          </table:table-cell>
          <table:table-cell table:style-name="ce24" office:value-type="float" office:value="219.9">
            <text:p>219.9</text:p>
          </table:table-cell>
          <table:table-cell table:style-name="ce24" office:value-type="float" office:value="56.7">
            <text:p>56.7</text:p>
          </table:table-cell>
          <table:table-cell table:style-name="ce26" table:number-columns-repeated="99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20">
            <text:p>20</text:p>
          </table:table-cell>
          <table:table-cell table:style-name="ce8" office:value-type="float" office:value="5">
            <text:p>5</text:p>
          </table:table-cell>
          <table:table-cell table:style-name="ce6" office:value-type="string">
            <text:p>1~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9" table:formula="of:=[.B8]+[.C8]+[.D8]+[.E8]+[.F8]+[.G8]+([.H8]*5)+[.J8]+[.K8]" office:value-type="float" office:value="405">
            <text:p>405</text:p>
          </table:table-cell>
          <table:table-cell table:style-name="ce13" office:value-type="float" office:value="202769.057">
            <text:p>202769.057</text:p>
          </table:table-cell>
          <table:table-cell table:style-name="ce15" office:value-type="float" office:value="60988151">
            <text:p>60988151</text:p>
          </table:table-cell>
          <table:table-cell table:style-name="ce13" office:value-type="float" office:value="0">
            <text:p>0.000</text:p>
          </table:table-cell>
          <table:table-cell table:style-name="ce21" table:formula="of:=[.O8]/1000" office:value-type="float" office:value="202.769057">
            <text:p>202.769</text:p>
          </table:table-cell>
          <table:table-cell table:style-name="ce21" table:formula="of:=[.Q8]/1000" office:value-type="float" office:value="0">
            <text:p>0.000</text:p>
          </table:table-cell>
          <table:table-cell table:style-name="ce24" office:value-type="float" office:value="1200">
            <text:p>1200</text:p>
          </table:table-cell>
          <table:table-cell table:style-name="ce24" office:value-type="float" office:value="0">
            <text:p>0</text:p>
          </table:table-cell>
          <table:table-cell table:style-name="ce26" table:number-columns-repeated="999"/>
        </table:table-row>
        <table:table-row table:style-name="ro3" table:number-rows-repeated="104856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Graphs" table:style-name="ta1" table:print-ranges="Graphs.A1:Graphs.P80">
        <office:forms form:automatic-focus="false" form:apply-design-mode="false"/>
        <table:table-column table:style-name="co2" table:number-columns-repeated="8" table:default-cell-style-name="Default"/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>
            <draw:frame table:end-cell-address="Graphs.O26" table:end-x="1.708cm" table:end-y="0.45cm" draw:z-index="1" draw:style-name="gr1" svg:width="15.772cm" svg:height="11.065cm" svg:x="1.743cm" svg:y="0.182cm">
              <draw:object draw:notify-on-update-of-ranges="'PB Experiment'.N2:'PB Experiment'.N2 'PB Experiment'.N3:'PB Experiment'.N6 'PB Experiment'.P2:'PB Experiment'.P2 'PB Experiment'.P3:'PB Experiment'.P6 'PB Experiment'.O2:'PB Experiment'.O2 'PB Experiment'.O3:'PB Experiment'.O6 'PB Experiment'.Q2:'PB Experiment'.Q2 'PB Experiment'.Q3:'PB Experiment'.Q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4">
          <table:table-cell>
            <draw:frame table:end-cell-address="Graphs.H27" table:end-x="0.304cm" table:end-y="0.291cm" draw:z-index="0" draw:style-name="gr1" svg:width="14.429cm" svg:height="11.008cm" svg:x="1.681cm" svg:y="0.08cm">
              <draw:object draw:notify-on-update-of-ranges="'PB Experiment'.A3:'PB Experiment'.A8 'PB Experiment'.O2:'PB Experiment'.O2 'PB Experiment'.O3:'PB Experiment'.O8 'PB Experiment'.Q2:'PB Experiment'.Q2 'PB Experiment'.Q3:'PB Experiment'.Q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4" table:number-rows-repeated="25">
          <table:table-cell table:number-columns-repeated="8"/>
        </table:table-row>
        <table:table-row table:style-name="ro4">
          <table:table-cell>
            <draw:frame table:end-cell-address="Graphs.H52" table:end-x="0.579cm" table:end-y="0.185cm" draw:z-index="2" draw:style-name="gr1" svg:width="15.42cm" svg:height="10.16cm" svg:x="0.965cm" svg:y="0.372cm">
              <draw:object draw:notify-on-update-of-ranges="'PB Experiment'.A7:'PB Experiment'.A7 'PB Experiment'.J2:'PB Experiment'.J2 'PB Experiment'.J7:'PB Experiment'.J7 'PB Experiment'.K2:'PB Experiment'.K2 'PB Experiment'.K7:'PB Experiment'.K7 'PB Experiment'.L2:'PB Experiment'.L2 'PB Experiment'.L7:'PB Experiment'.L7 'PB Experiment'.M2:'PB Experiment'.M2 'PB Experiment'.M7:'PB Experiment'.M7 'PB Experiment'.O2:'PB Experiment'.O2 'PB Experiment'.O7:'PB Experiment'.O7 'PB Experiment'.Q2:'PB Experiment'.Q2 'PB Experiment'.Q7:'PB Experiment'.Q7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Graphs.P52" table:end-x="0.304cm" table:end-y="0.371cm" draw:z-index="3" draw:style-name="gr1" svg:width="16.247cm" svg:height="10.533cm" svg:x="2.122cm" svg:y="0.185cm">
              <draw:object draw:notify-on-update-of-ranges="'PB Experiment'.A7:'PB Experiment'.A7 'PB Experiment'.H2:'PB Experiment'.H2 'PB Experiment'.H7:'PB Experiment'.H7 'PB Experiment'.O2:'PB Experiment'.O2 'PB Experiment'.O7:'PB Experiment'.O7 'PB Experiment'.Q2:'PB Experiment'.Q2 'PB Experiment'.Q7:'PB Experiment'.Q7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4" table:number-rows-repeated="25">
          <table:table-cell table:number-columns-repeated="8"/>
        </table:table-row>
        <table:table-row table:style-name="ro4">
          <table:table-cell>
            <draw:frame table:end-cell-address="Graphs.H78" table:end-x="0.269cm" table:end-y="0.18cm" draw:z-index="4" draw:style-name="gr1" svg:width="14.864cm" svg:height="10.526cm" svg:x="1.211cm" svg:y="0.001cm">
              <draw:object draw:notify-on-update-of-ranges="'PB Experiment'.A7:'PB Experiment'.A7 'PB Experiment'.F2:'PB Experiment'.F2 'PB Experiment'.F7:'PB Experiment'.F7 'PB Experiment'.G2:'PB Experiment'.G2 'PB Experiment'.G7:'PB Experiment'.G7 'PB Experiment'.O2:'PB Experiment'.O2 'PB Experiment'.O7:'PB Experiment'.O7 'PB Experiment'.Q2:'PB Experiment'.Q2 'PB Experiment'.Q7:'PB Experiment'.Q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Graphs.O78" table:end-x="1.84cm" table:end-y="0.1cm" draw:z-index="5" draw:style-name="gr1" svg:width="15.607cm" svg:height="10.394cm" svg:x="2.04cm" svg:y="0.053cm">
              <draw:object draw:notify-on-update-of-ranges="'PB Experiment'.A7:'PB Experiment'.A8 'PB Experiment'.N2:'PB Experiment'.N2 'PB Experiment'.N7:'PB Experiment'.N8 'PB Experiment'.P2:'PB Experiment'.P2 'PB Experiment'.P7:'PB Experiment'.P8 'PB Experiment'.T2:'PB Experiment'.T2 'PB Experiment'.T7:'PB Experiment'.T8 'PB Experiment'.U2:'PB Experiment'.U2 'PB Experiment'.U7:'PB Experiment'.U8 'PB Experiment'.O2:'PB Experiment'.O2 'PB Experiment'.O7:'PB Experiment'.O8 'PB Experiment'.Q2:'PB Experiment'.Q2 'PB Experiment'.Q7:'PB Experiment'.Q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-pages="1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0">20/09/2010</text:date>, <text:time>15:4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Policarpio</meta:initial-creator>
    <meta:creation-date>2010-08-06T13:22:52</meta:creation-date>
    <dc:date>2010-09-20T15:44:09</dc:date>
    <dc:creator>Sean Policarpio</dc:creator>
    <meta:editing-duration>PT12H02M36S</meta:editing-duration>
    <meta:editing-cycles>72</meta:editing-cycles>
    <meta:generator>OpenOffice.org/3.2$Linux OpenOffice.org_project/320m12$Build-9483</meta:generator>
    <meta:printed-by>Sean Policarpio</meta:printed-by>
    <meta:print-date>2010-08-12T11:36:47</meta:print-date>
    <meta:document-statistic meta:table-count="2" meta:cell-count="14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arrow-down" chart:symbol-width="0.15cm" chart:symbol-height="0.1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3">
      <style:chart-properties chart:symbol-type="named-symbol" chart:symbol-name="diamond" chart:symbol-width="0.15cm" chart:symbol-height="0.1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43cm" svg:height="11.009cm" xlink:href=".." chart:class="chart:line" chart:style-name="ch1">
        <chart:title svg:x="4.516cm" svg:y="0.221cm" chart:style-name="ch2">
          <text:p>Grounding vs. Computation</text:p>
        </chart:title>
        <chart:legend chart:legend-position="bottom" svg:x="4.452cm" svg:y="10.225cm" chart:style-name="ch3"/>
        <chart:plot-area chart:style-name="ch4" table:cell-range-address="'PB Experiment'.A3:'PB Experiment'.A8 'PB Experiment'.O2:'PB Experiment'.O8 'PB Experiment'.Q2:'PB Experiment'.Q8" chart:data-source-has-labels="both" svg:x="0.375cm" svg:y="0.944cm" svg:width="13.479cm" svg:height="9.043cm">
          <chart:axis chart:dimension="x" chart:name="primary-x" chart:style-name="ch5">
            <chart:title svg:x="6.5cm" svg:y="9.635cm" chart:style-name="ch6">
              <text:p>Experiments</text:p>
            </chart:title>
            <chart:categories table:cell-range-address="'PB Experiment'.A3:'PB Experiment'.A8"/>
          </chart:axis>
          <chart:axis chart:dimension="y" chart:name="primary-y" chart:style-name="ch7">
            <chart:title svg:x="0.289cm" svg:y="5.894cm" chart:style-name="ch8">
              <text:p>Time (ms)</text:p>
            </chart:title>
            <chart:grid chart:style-name="ch9" chart:class="major"/>
          </chart:axis>
          <chart:series chart:style-name="ch10" chart:values-cell-range-address="'PB Experiment'.O3:'PB Experiment'.O8" chart:label-cell-address="'PB Experiment'.O2:'PB Experiment'.O2" chart:class="chart:line">
            <chart:data-point chart:repeated="6"/>
          </chart:series>
          <chart:series chart:style-name="ch11" chart:values-cell-range-address="'PB Experiment'.Q3:'PB Experiment'.Q8" chart:label-cell-address="'PB Experiment'.Q2:'PB Experiment'.Q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3:'PB Experiment'.A8">1</text:p>
              </table:table-cell>
              <table:table-cell office:value-type="float" office:value="562.32">
                <text:p text:id="'PB Experiment'.O3:'PB Experiment'.O8">562.32</text:p>
              </table:table-cell>
              <table:table-cell office:value-type="float" office:value="370.498">
                <text:p text:id="'PB Experiment'.Q3:'PB Experiment'.Q8">370.4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8.991">
                <text:p>1378.991</text:p>
              </table:table-cell>
              <table:table-cell office:value-type="float" office:value="610.717">
                <text:p>610.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19.591">
                <text:p>3819.591</text:p>
              </table:table-cell>
              <table:table-cell office:value-type="float" office:value="3225.424">
                <text:p>3225.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268.466">
                <text:p>11268.466</text:p>
              </table:table-cell>
              <table:table-cell office:value-type="float" office:value="6974.225">
                <text:p>6974.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985.414">
                <text:p>35985.414</text:p>
              </table:table-cell>
              <table:table-cell office:value-type="float" office:value="12033.386">
                <text:p>12033.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769.057">
                <text:p>202769.0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stroke="none" draw:fill-color="#004586" dr3d:edge-rounding="5%"/>
      <style:text-properties fo:font-size="6pt" style:font-size-asian="6pt" style:font-size-complex="6pt"/>
    </style:style>
    <style:style style:name="ch11" style:family="chart" style:data-style-name="N3">
      <style:graphic-properties draw:stroke="none" draw:fill-color="#ffd320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ff420e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773cm" svg:height="11.066cm" xlink:href=".." chart:class="chart:bar" chart:style-name="ch1">
        <chart:title svg:x="4.618cm" svg:y="0.222cm" chart:style-name="ch2">
          <text:p>Effects of Computing Aggregates</text:p>
        </chart:title>
        <chart:legend chart:legend-position="bottom" svg:x="4.084cm" svg:y="10.281cm" chart:style-name="ch3"/>
        <chart:plot-area chart:style-name="ch4" table:cell-range-address="'PB Experiment'.N2:'PB Experiment'.Q6" chart:data-source-has-labels="row" svg:x="0.429cm" svg:y="0.946cm" svg:width="14.714cm" svg:height="9.09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7.172cm" svg:y="9.69cm" chart:style-name="ch6">
              <text:p>Experiments</text:p>
            </chart:title>
          </chart:axis>
          <chart:axis chart:dimension="y" chart:name="primary-y" chart:style-name="ch7">
            <chart:title svg:x="0.316cm" svg:y="7.178cm" chart:style-name="ch8">
              <text:p>Policy Base size / Time(ms)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'PB Experiment'.N3:'PB Experiment'.N6" chart:label-cell-address="'PB Experiment'.N2:'PB Experiment'.N2" chart:class="chart:bar">
            <chart:data-point chart:repeated="4"/>
          </chart:series>
          <chart:series chart:style-name="ch11" chart:values-cell-range-address="'PB Experiment'.P3:'PB Experiment'.P6" chart:label-cell-address="'PB Experiment'.P2:'PB Experiment'.P2" chart:class="chart:bar">
            <chart:data-point chart:repeated="4"/>
          </chart:series>
          <chart:series chart:style-name="ch12" chart:values-cell-range-address="'PB Experiment'.O3:'PB Experiment'.O6" chart:label-cell-address="'PB Experiment'.O2:'PB Experiment'.O2" chart:class="chart:bar">
            <chart:data-point chart:repeated="4"/>
          </chart:series>
          <chart:series chart:style-name="ch13" chart:values-cell-range-address="'PB Experiment'.Q3:'PB Experiment'.Q6" chart:label-cell-address="'PB Experiment'.Q2:'PB Experiment'.Q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N2:'PB Experiment'.N2">|pb|</text:p>
              </table:table-cell>
              <table:table-cell office:value-type="string">
                <text:p text:id="'PB Experiment'.P2:'PB Experiment'.P2">|pb'|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2">
                <text:p text:id="'PB Experiment'.N3:'PB Experiment'.N6">62</text:p>
              </table:table-cell>
              <table:table-cell office:value-type="float" office:value="191076">
                <text:p text:id="'PB Experiment'.P3:'PB Experiment'.P6">191076</text:p>
              </table:table-cell>
              <table:table-cell office:value-type="float" office:value="562.32">
                <text:p text:id="'PB Experiment'.O3:'PB Experiment'.O6">562.32</text:p>
              </table:table-cell>
              <table:table-cell office:value-type="float" office:value="370.498">
                <text:p text:id="'PB Experiment'.Q3:'PB Experiment'.Q6">370.4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50628">
                <text:p>450628</text:p>
              </table:table-cell>
              <table:table-cell office:value-type="float" office:value="1378.991">
                <text:p>1378.991</text:p>
              </table:table-cell>
              <table:table-cell office:value-type="float" office:value="610.717">
                <text:p>610.7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8">
                <text:p>248</text:p>
              </table:table-cell>
              <table:table-cell office:value-type="float" office:value="1052721">
                <text:p>1052721</text:p>
              </table:table-cell>
              <table:table-cell office:value-type="float" office:value="3819.591">
                <text:p>3819.591</text:p>
              </table:table-cell>
              <table:table-cell office:value-type="float" office:value="3225.424">
                <text:p>3225.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821562">
                <text:p>1821562</text:p>
              </table:table-cell>
              <table:table-cell office:value-type="float" office:value="11268.466">
                <text:p>11268.466</text:p>
              </table:table-cell>
              <table:table-cell office:value-type="float" office:value="6974.225">
                <text:p>6974.2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3">
      <style:graphic-properties draw:stroke="none" draw:fill-color="#4b1f6f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ff420e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248cm" svg:height="10.534cm" xlink:href=".." chart:class="chart:bar" chart:style-name="ch1">
        <chart:title svg:x="2.356cm" svg:y="0.211cm" chart:style-name="ch2">
          <text:p>Effects of Increasing the Number of XML Documents in pb</text:p>
        </chart:title>
        <chart:legend chart:legend-position="bottom" svg:x="4.021cm" svg:y="9.76cm" chart:style-name="ch3"/>
        <chart:plot-area chart:style-name="ch4" table:cell-range-address="'PB Experiment'.A7:'PB Experiment'.A7 'PB Experiment'.H2:'PB Experiment'.H2 'PB Experiment'.H7:'PB Experiment'.H7 'PB Experiment'.O2:'PB Experiment'.O2 'PB Experiment'.O7:'PB Experiment'.O7 'PB Experiment'.Q2:'PB Experiment'.Q2 'PB Experiment'.Q7:'PB Experiment'.Q7" chart:data-source-has-labels="both" svg:x="0.447cm" svg:y="0.924cm" svg:width="15.153cm" svg:height="8.6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7.409cm" svg:y="9.18cm" chart:style-name="ch6">
              <text:p>Experiments</text:p>
            </chart:title>
            <chart:categories table:cell-range-address="'PB Experiment'.A7:'PB Experiment'.A7"/>
          </chart:axis>
          <chart:axis chart:dimension="y" chart:name="primary-y" chart:style-name="ch7">
            <chart:title svg:x="0.325cm" svg:y="7.276cm" chart:style-name="ch8">
              <text:p># of XML Documents / Time (m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'PB Experiment'.H7:'PB Experiment'.H7" chart:label-cell-address="'PB Experiment'.H2:'PB Experiment'.H2" chart:class="chart:bar">
            <chart:data-point/>
          </chart:series>
          <chart:series chart:style-name="ch12" chart:values-cell-range-address="'PB Experiment'.O7:'PB Experiment'.O7" chart:label-cell-address="'PB Experiment'.O2:'PB Experiment'.O2" chart:class="chart:bar">
            <chart:data-point/>
          </chart:series>
          <chart:series chart:style-name="ch13" chart:values-cell-range-address="'PB Experiment'.Q7:'PB Experiment'.Q7" chart:label-cell-address="'PB Experiment'.Q2:'PB Experiment'.Q2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H2:'PB Experiment'.H2">XML Documents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7:'PB Experiment'.A7">5</text:p>
              </table:table-cell>
              <table:table-cell office:value-type="float" office:value="5">
                <text:p text:id="'PB Experiment'.H7:'PB Experiment'.H7">5</text:p>
              </table:table-cell>
              <table:table-cell office:value-type="float" office:value="35985.414">
                <text:p text:id="'PB Experiment'.O7:'PB Experiment'.O7">35985.414</text:p>
              </table:table-cell>
              <table:table-cell office:value-type="float" office:value="12033.386">
                <text:p text:id="'PB Experiment'.Q7:'PB Experiment'.Q7">12033.3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3">
      <style:graphic-properties draw:fill-color="#4b1f6f"/>
      <style:text-properties fo:font-size="6pt" style:font-size-asian="6pt" style:font-size-complex="6pt"/>
    </style:style>
    <style:style style:name="ch12" style:family="chart" style:data-style-name="N3">
      <style:graphic-properties draw:fill-color="#ff950e"/>
      <style:text-properties fo:font-size="6pt" style:font-size-asian="6pt" style:font-size-complex="6pt"/>
    </style:style>
    <style:style style:name="ch13" style:family="chart" style:data-style-name="N3">
      <style:graphic-properties draw:fill-color="#7e0021"/>
      <style:text-properties fo:font-size="6pt" style:font-size-asian="6pt" style:font-size-complex="6pt"/>
    </style:style>
    <style:style style:name="ch14" style:family="chart" style:data-style-name="N3">
      <style:graphic-properties draw:fill-color="#83caff"/>
      <style:text-properties fo:font-size="6pt" style:font-size-asian="6pt" style:font-size-complex="6pt"/>
    </style:style>
    <style:style style:name="ch15" style:family="chart" style:data-style-name="N3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6" style:family="chart" style:data-style-name="N3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421cm" svg:height="10.161cm" xlink:href=".." chart:class="chart:bar" chart:column-mapping="0 1 2" chart:style-name="ch1">
        <chart:title svg:x="2.722cm" svg:y="0.204cm" chart:style-name="ch2">
          <text:p>Evaluating pb Complexity with Varying Rule Types</text:p>
        </chart:title>
        <chart:subtitle svg:x="5.448cm" svg:y="0.91cm" chart:style-name="ch3">
          <text:p>Variable vs. Normal Rules</text:p>
        </chart:subtitle>
        <chart:legend chart:legend-position="bottom" svg:x="3.739cm" svg:y="9.019cm" chart:style-name="ch4"/>
        <chart:plot-area chart:style-name="ch5" table:cell-range-address="'PB Experiment'.A7:'PB Experiment'.A7 'PB Experiment'.J2:'PB Experiment'.M2 'PB Experiment'.J7:'PB Experiment'.M7 'PB Experiment'.O2:'PB Experiment'.O2 'PB Experiment'.O7:'PB Experiment'.O7 'PB Experiment'.Q2:'PB Experiment'.Q2 'PB Experiment'.Q7:'PB Experiment'.Q7" chart:data-source-has-labels="both" svg:x="0.415cm" svg:y="1.564cm" svg:width="14.39cm" svg:height="7.251cm">
          <chart:axis chart:dimension="x" chart:name="primary-x" chart:style-name="ch6">
            <chart:title svg:x="6.996cm" svg:y="8.446cm" chart:style-name="ch7">
              <text:p>Experiments</text:p>
            </chart:title>
            <chart:categories table:cell-range-address="'PB Experiment'.A7:'PB Experiment'.A7"/>
          </chart:axis>
          <chart:axis chart:dimension="y" chart:name="primary-y" chart:style-name="ch8">
            <chart:title svg:x="0.309cm" svg:y="7.205cm" chart:style-name="ch9">
              <text:p>Count of Rule Types / Time (ms)</text:p>
            </chart:title>
            <chart:grid chart:style-name="ch10" chart:class="major"/>
          </chart:axis>
          <chart:series chart:style-name="ch11" chart:values-cell-range-address="'PB Experiment'.J7:'PB Experiment'.J7" chart:label-cell-address="'PB Experiment'.J2:'PB Experiment'.J2" chart:class="chart:bar">
            <chart:data-point/>
          </chart:series>
          <chart:series chart:style-name="ch12" chart:values-cell-range-address="'PB Experiment'.K7:'PB Experiment'.K7" chart:label-cell-address="'PB Experiment'.K2:'PB Experiment'.K2" chart:class="chart:bar">
            <chart:data-point/>
          </chart:series>
          <chart:series chart:style-name="ch13" chart:values-cell-range-address="'PB Experiment'.L7:'PB Experiment'.L7" chart:label-cell-address="'PB Experiment'.L2:'PB Experiment'.L2" chart:class="chart:bar">
            <chart:data-point/>
          </chart:series>
          <chart:series chart:style-name="ch14" chart:values-cell-range-address="'PB Experiment'.M7:'PB Experiment'.M7" chart:label-cell-address="'PB Experiment'.M2:'PB Experiment'.M2" chart:class="chart:bar">
            <chart:data-point/>
          </chart:series>
          <chart:series chart:style-name="ch15" chart:values-cell-range-address="'PB Experiment'.O7:'PB Experiment'.O7" chart:label-cell-address="'PB Experiment'.O2:'PB Experiment'.O2" chart:class="chart:line">
            <chart:data-point/>
          </chart:series>
          <chart:series chart:style-name="ch16" chart:values-cell-range-address="'PB Experiment'.Q7:'PB Experiment'.Q7" chart:label-cell-address="'PB Experiment'.Q2:'PB Experiment'.Q2" chart:class="chart:line"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J2:'PB Experiment'.J2">Variable Rules</text:p>
              </table:table-cell>
              <table:table-cell office:value-type="string">
                <text:p text:id="'PB Experiment'.K2:'PB Experiment'.K2">Normal Rules</text:p>
              </table:table-cell>
              <table:table-cell office:value-type="string">
                <text:p text:id="'PB Experiment'.L2:'PB Experiment'.L2">Positive Body</text:p>
              </table:table-cell>
              <table:table-cell office:value-type="string">
                <text:p text:id="'PB Experiment'.M2:'PB Experiment'.M2">Negative Body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7:'PB Experiment'.A7">5</text:p>
              </table:table-cell>
              <table:table-cell office:value-type="float" office:value="10">
                <text:p text:id="'PB Experiment'.J7:'PB Experiment'.J7">10</text:p>
              </table:table-cell>
              <table:table-cell office:value-type="float" office:value="10">
                <text:p text:id="'PB Experiment'.K7:'PB Experiment'.K7">10</text:p>
              </table:table-cell>
              <table:table-cell office:value-type="float" office:value="2">
                <text:p text:id="'PB Experiment'.L7:'PB Experiment'.L7">2</text:p>
              </table:table-cell>
              <table:table-cell office:value-type="float" office:value="2">
                <text:p text:id="'PB Experiment'.M7:'PB Experiment'.M7">2</text:p>
              </table:table-cell>
              <table:table-cell office:value-type="float" office:value="35985.414">
                <text:p text:id="'PB Experiment'.O7:'PB Experiment'.O7">35985.414</text:p>
              </table:table-cell>
              <table:table-cell office:value-type="float" office:value="12033.386">
                <text:p text:id="'PB Experiment'.Q7:'PB Experiment'.Q7">12033.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3">
      <style:graphic-properties draw:stroke="none" draw:fill-color="#4b1f6f" dr3d:edge-rounding="5%"/>
      <style:text-properties fo:font-size="6pt" style:font-size-asian="6pt" style:font-size-complex="6pt"/>
    </style:style>
    <style:style style:name="ch12" style:family="chart" style:data-style-name="N3">
      <style:graphic-properties draw:stroke="none" draw:fill-color="#0047ff" dr3d:edge-rounding="5%"/>
      <style:text-properties fo:font-size="6pt" style:font-size-asian="6pt" style:font-size-complex="6pt"/>
    </style:style>
    <style:style style:name="ch13" style:family="chart" style:data-style-name="N3">
      <style:graphic-properties draw:stroke="none" draw:stroke-dash="Ultrafine_20_Dashed" draw:fill-color="#ff420e" dr3d:edge-rounding="5%"/>
      <style:text-properties fo:font-size="6pt" style:font-size-asian="6pt" style:font-size-complex="6pt"/>
    </style:style>
    <style:style style:name="ch14" style:family="chart" style:data-style-name="N3">
      <style:graphic-properties draw:stroke="none" draw:fill-color="#579d1c" dr3d:edge-rounding="5%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865cm" svg:height="10.527cm" xlink:href=".." chart:class="chart:bar" chart:column-mapping="0" chart:style-name="ch1">
        <chart:title svg:x="1.307cm" svg:y="0.211cm" chart:style-name="ch2">
          <text:p>Effects of Increasing Temporal Intervals &amp; Relationships in pb</text:p>
        </chart:title>
        <chart:legend chart:legend-position="bottom" svg:x="1.552cm" svg:y="9.753cm" chart:style-name="ch3"/>
        <chart:plot-area chart:style-name="ch4" table:cell-range-address="'PB Experiment'.A7:'PB Experiment'.A7 'PB Experiment'.F2:'PB Experiment'.G2 'PB Experiment'.F7:'PB Experiment'.G7 'PB Experiment'.O2:'PB Experiment'.O2 'PB Experiment'.O7:'PB Experiment'.O7 'PB Experiment'.Q2:'PB Experiment'.Q2 'PB Experiment'.Q7:'PB Experiment'.Q7" chart:data-source-has-labels="both" svg:x="0.393cm" svg:y="0.924cm" svg:width="13.878cm" svg:height="8.61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6.718cm" svg:y="9.173cm" chart:style-name="ch6">
              <text:p>Experiments</text:p>
            </chart:title>
            <chart:categories table:cell-range-address="'PB Experiment'.A7:'PB Experiment'.A7"/>
          </chart:axis>
          <chart:axis chart:dimension="y" chart:name="primary-y" chart:style-name="ch7">
            <chart:title svg:x="0.298cm" svg:y="6.782cm" chart:style-name="ch8">
              <text:p>Interval Count / Time (ms)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'PB Experiment'.F7:'PB Experiment'.F7" chart:label-cell-address="'PB Experiment'.F2:'PB Experiment'.F2" chart:class="chart:bar">
            <chart:data-point/>
          </chart:series>
          <chart:series chart:style-name="ch12" chart:values-cell-range-address="'PB Experiment'.G7:'PB Experiment'.G7" chart:label-cell-address="'PB Experiment'.G2:'PB Experiment'.G2" chart:class="chart:bar">
            <chart:data-point/>
          </chart:series>
          <chart:series chart:style-name="ch13" chart:values-cell-range-address="'PB Experiment'.O7:'PB Experiment'.O7" chart:label-cell-address="'PB Experiment'.O2:'PB Experiment'.O2" chart:class="chart:bar">
            <chart:data-point/>
          </chart:series>
          <chart:series chart:style-name="ch14" chart:values-cell-range-address="'PB Experiment'.Q7:'PB Experiment'.Q7" chart:label-cell-address="'PB Experiment'.Q2:'PB Experiment'.Q2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F2:'PB Experiment'.F2">Temporal Intervals</text:p>
              </table:table-cell>
              <table:table-cell office:value-type="string">
                <text:p text:id="'PB Experiment'.G2:'PB Experiment'.G2">Interval Relationships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7:'PB Experiment'.A7">5</text:p>
              </table:table-cell>
              <table:table-cell office:value-type="float" office:value="40">
                <text:p text:id="'PB Experiment'.F7:'PB Experiment'.F7">40</text:p>
              </table:table-cell>
              <table:table-cell office:value-type="float" office:value="20">
                <text:p text:id="'PB Experiment'.G7:'PB Experiment'.G7">20</text:p>
              </table:table-cell>
              <table:table-cell office:value-type="float" office:value="35985.414">
                <text:p text:id="'PB Experiment'.O7:'PB Experiment'.O7">35985.414</text:p>
              </table:table-cell>
              <table:table-cell office:value-type="float" office:value="12033.386">
                <text:p text:id="'PB Experiment'.Q7:'PB Experiment'.Q7">12033.3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graphic-properties draw:fill-color="#004586"/>
      <style:text-properties fo:font-size="6pt" style:font-size-asian="6pt" style:font-size-complex="6pt"/>
    </style:style>
    <style:style style:name="ch11" style:family="chart" style:data-style-name="N3">
      <style:graphic-properties draw:fill-color="#ffd320"/>
      <style:text-properties fo:font-size="6pt" style:font-size-asian="6pt" style:font-size-complex="6pt"/>
    </style:style>
    <style:style style:name="ch12" style:family="chart" style:data-style-name="N3">
      <style:graphic-properties draw:fill-color="#7e0021"/>
      <style:text-properties fo:font-size="6pt" style:font-size-asian="6pt" style:font-size-complex="6pt"/>
    </style:style>
    <style:style style:name="ch13" style:family="chart" style:data-style-name="N3">
      <style:graphic-properties draw:fill-color="#83caff"/>
      <style:text-properties fo:font-size="6pt" style:font-size-asian="6pt" style:font-size-complex="6pt"/>
    </style:style>
    <style:style style:name="ch14" style:family="chart" style:data-style-name="N3">
      <style:chart-properties chart:symbol-type="none"/>
      <style:graphic-properties svg:stroke-width="0.1cm" svg:stroke-color="#ff420e" draw:fill-color="#ff420e"/>
      <style:text-properties fo:font-size="6pt" style:font-size-asian="6pt" style:font-size-complex="6pt"/>
    </style:style>
    <style:style style:name="ch15" style:family="chart" style:data-style-name="N3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5.608cm" svg:height="10.395cm" xlink:href=".." chart:class="chart:bar" chart:style-name="ch1">
        <chart:title svg:x="3.703cm" svg:y="0.208cm" chart:style-name="ch2">
          <text:p>Examining Large Scale and Complex pb's</text:p>
        </chart:title>
        <chart:legend chart:legend-position="bottom" svg:x="3.238cm" svg:y="8.931cm" chart:style-name="ch3"/>
        <chart:plot-area chart:style-name="ch4" table:cell-range-address="'PB Experiment'.A7:'PB Experiment'.A8 'PB Experiment'.N2:'PB Experiment'.O2 'PB Experiment'.N7:'PB Experiment'.O8 'PB Experiment'.P2:'PB Experiment'.Q2 'PB Experiment'.P7:'PB Experiment'.Q8 'PB Experiment'.T2:'PB Experiment'.U2 'PB Experiment'.T7:'PB Experiment'.U8" chart:data-source-has-labels="both" svg:x="0.423cm" svg:y="0.918cm" svg:width="14.561cm" svg:height="7.801cm">
          <chart:axis chart:dimension="x" chart:name="primary-x" chart:style-name="ch5">
            <chart:title svg:x="7.089cm" svg:y="8.354cm" chart:style-name="ch6">
              <text:p>Experiments</text:p>
            </chart:title>
            <chart:categories table:cell-range-address="'PB Experiment'.A7:'PB Experiment'.A8"/>
          </chart:axis>
          <chart:axis chart:dimension="y" chart:name="primary-y" chart:style-name="ch7">
            <chart:title svg:x="0.313cm" svg:y="6.94cm" chart:style-name="ch8">
              <text:p>Policy Base size / Time (seconds)</text:p>
            </chart:title>
            <chart:grid chart:style-name="ch9" chart:class="major"/>
          </chart:axis>
          <chart:series chart:style-name="ch10" chart:values-cell-range-address="'PB Experiment'.N7:'PB Experiment'.N8" chart:label-cell-address="'PB Experiment'.N2:'PB Experiment'.N2" chart:class="chart:bar">
            <chart:data-point chart:repeated="2"/>
          </chart:series>
          <chart:series chart:style-name="ch11" chart:values-cell-range-address="'PB Experiment'.P7:'PB Experiment'.P8" chart:label-cell-address="'PB Experiment'.P2:'PB Experiment'.P2" chart:class="chart:bar">
            <chart:data-point chart:repeated="2"/>
          </chart:series>
          <chart:series chart:style-name="ch12" chart:values-cell-range-address="'PB Experiment'.T7:'PB Experiment'.T8" chart:label-cell-address="'PB Experiment'.T2:'PB Experiment'.T2" chart:class="chart:bar">
            <chart:data-point chart:repeated="2"/>
          </chart:series>
          <chart:series chart:style-name="ch13" chart:values-cell-range-address="'PB Experiment'.U7:'PB Experiment'.U8" chart:label-cell-address="'PB Experiment'.U2:'PB Experiment'.U2" chart:class="chart:bar">
            <chart:data-point chart:repeated="2"/>
          </chart:series>
          <chart:series chart:style-name="ch14" chart:values-cell-range-address="'PB Experiment'.O7:'PB Experiment'.O8" chart:label-cell-address="'PB Experiment'.O2:'PB Experiment'.O2" chart:class="chart:line">
            <chart:data-point chart:repeated="2"/>
          </chart:series>
          <chart:series chart:style-name="ch15" chart:values-cell-range-address="'PB Experiment'.Q7:'PB Experiment'.Q8" chart:label-cell-address="'PB Experiment'.Q2:'PB Experiment'.Q2" chart:class="chart:line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PB Experiment'.N2:'PB Experiment'.N2">|pb|</text:p>
              </table:table-cell>
              <table:table-cell office:value-type="string">
                <text:p text:id="'PB Experiment'.P2:'PB Experiment'.P2">|pb'|</text:p>
              </table:table-cell>
              <table:table-cell office:value-type="string">
                <text:p text:id="'PB Experiment'.T2:'PB Experiment'.T2">Ground File Size (mb)</text:p>
              </table:table-cell>
              <table:table-cell office:value-type="string">
                <text:p text:id="'PB Experiment'.U2:'PB Experiment'.U2">Answerset File Size (kb)</text:p>
              </table:table-cell>
              <table:table-cell office:value-type="string">
                <text:p text:id="'PB Experiment'.O2:'PB Experiment'.O2">Grounding (ms)</text:p>
              </table:table-cell>
              <table:table-cell office:value-type="string">
                <text:p text:id="'PB Experiment'.Q2:'PB Experiment'.Q2">Computation (ms)</text:p>
              </table:table-cell>
            </table:table-row>
          </table:table-header-rows>
          <table:table-rows>
            <table:table-row>
              <table:table-cell office:value-type="string">
                <text:p text:id="'PB Experiment'.A7:'PB Experiment'.A8">5</text:p>
              </table:table-cell>
              <table:table-cell office:value-type="float" office:value="285">
                <text:p text:id="'PB Experiment'.N7:'PB Experiment'.N8">285</text:p>
              </table:table-cell>
              <table:table-cell office:value-type="float" office:value="11914877">
                <text:p text:id="'PB Experiment'.P7:'PB Experiment'.P8">11914877</text:p>
              </table:table-cell>
              <table:table-cell office:value-type="float" office:value="219.9">
                <text:p text:id="'PB Experiment'.T7:'PB Experiment'.T8">219.9</text:p>
              </table:table-cell>
              <table:table-cell office:value-type="float" office:value="56.7">
                <text:p text:id="'PB Experiment'.U7:'PB Experiment'.U8">56.7</text:p>
              </table:table-cell>
              <table:table-cell office:value-type="float" office:value="35985.414">
                <text:p text:id="'PB Experiment'.O7:'PB Experiment'.O8">35985.414</text:p>
              </table:table-cell>
              <table:table-cell office:value-type="float" office:value="12033.386">
                <text:p text:id="'PB Experiment'.Q7:'PB Experiment'.Q8">12033.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5">
                <text:p>405</text:p>
              </table:table-cell>
              <table:table-cell office:value-type="float" office:value="60988151">
                <text:p>60988151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202769.057">
                <text:p>202769.0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